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8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8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table:number-columns-repeated="3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 table:number-columns-repeated="9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table:number-columns-repeated="2"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ris.sim.ward7@gmail.com</text:p>
          </table:table-cell>
          <table:table-cell table:number-columns-repeated="9"/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 Ward7@vandanpatel.ca</text:p>
          </table:table-cell>
          <table:table-cell office:value-type="string" calcext:value-type="string">
            <text:p>Tel:+1-519-352-4100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<text:a xlink:href="https://www.facebook.com/vandanforward8/" xlink:type="simple">https://www.facebook.com/vandanforward8/</text:a> https://www.facebook.com/VandanForWard7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table:number-columns-repeated="2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/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16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table:number-columns-repeated="2"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s://www.linkedin.com/in/john-vieth-a562a619/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 table:number-columns-repeated="18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7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8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5T19:27:56.532104306</dc:date>
    <meta:editing-duration>P5DT11H52M55S</meta:editing-duration>
    <meta:editing-cycles>77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35" meta:object-count="0"/>
  </office:meta>
</office:document-meta>
</file>